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WestEuropean" svg:font-family="'Segoe UI WestEuropean', 'Segoe UI', apple-system, BlinkMacSystemFont, Roboto, 'Helvetica Neue', EmojiFon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04179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8pt" officeooo:paragraph-rsid="00004179" style:font-size-asian="8pt" style:font-size-complex="8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0pt" officeooo:paragraph-rsid="00004179" style:font-size-asian="10pt" style:font-size-complex="1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04179" officeooo:paragraph-rsid="00004179"/>
    </style:style>
    <style:style style:name="T1" style:family="text">
      <style:text-properties fo:font-variant="normal" fo:text-transform="none" fo:color="#212121" fo:letter-spacing="normal" fo:font-style="normal" fo:font-weight="normal"/>
    </style:style>
    <style:style style:name="T2" style:family="text">
      <style:text-properties fo:font-variant="normal" fo:text-transform="none" fo:color="#212121" fo:letter-spacing="normal" fo:font-style="normal" fo:font-weight="normal" officeooo:rsid="00004179"/>
    </style:style>
    <style:style style:name="T3" style:family="text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12121" style:font-name="Times New Roman" fo:font-size="8pt" fo:letter-spacing="normal" fo:font-style="normal" fo:font-weight="normal" style:font-size-asian="7pt" style:font-weight-asian="normal" style:font-size-complex="8pt" style:font-weight-complex="normal"/>
    </style:style>
    <style:style style:name="T5" style:family="text">
      <style:text-properties fo:font-variant="normal" fo:text-transform="none" fo:color="#212121" style:font-name="Times New Roman" fo:font-size="8pt" fo:letter-spacing="normal" fo:font-style="normal" fo:font-weight="normal" officeooo:rsid="00004179" style:font-size-asian="7pt" style:font-weight-asian="normal" style:font-size-complex="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Exercise 4.1.7 (a)</text:span><text:span text:style-name="T1"> Generate an Exponential (9) random variate sample of size n = 100 and compute the proportion of points in the sample that fall within the intervals x̄ ± 2s and x̄ ± 3s. Do this for 10 different rngs streams. </text:span></text:p>
      <text:p text:style-name="P2"><text:span text:style-name="T2">Verificar código</text:span></text:p>
      <text:p text:style-name="P2"><text:span text:style-name="T2"/></text:p>
      <text:p text:style-name="P3"><text:span text:style-name="T3">(b) </text:span><text:span text:style-name="T1">In each case, compare the results with Chebyshev’s inequality. </text:span></text:p>
      <text:p text:style-name="P2"><text:span text:style-name="T2">Verificar código</text:span></text:p>
      <text:p text:style-name="P2"><text:span text:style-name="T2"/></text:p>
      <text:p text:style-name="P3"><text:span text:style-name="T3">(c) </text:span><text:span text:style-name="T1">Comment.</text:span></text:p>
      <text:p text:style-name="P1"><text:span text:style-name="T5">No caso de k = 2, a Desigualdade de Chebyshev nos diz que pk &gt;= 0.75 e conforme o código, o resultado para todas as streams conferem.</text:span></text:p>
      <text:p text:style-name="P4"><text:span text:style-name="T5">N</text:span><text:span text:style-name="T4">o caso de k = 3, a Desigualdade de Chebyshex nos diz que pk&gt;=0.89 e também, conforme o código, o resultado para todas as streams conferem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WestEuropean" svg:font-family="'Segoe UI WestEuropean', 'Segoe UI', apple-system, BlinkMacSystemFont, Roboto, 'Helvetica Neue', EmojiFon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57:22.078000000</meta:creation-date>
    <dc:date>2017-10-25T14:05:53.966000000</dc:date>
    <meta:editing-duration>PT8M40S</meta:editing-duration>
    <meta:editing-cycles>1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7" meta:word-count="112" meta:character-count="608" meta:non-whitespace-character-count="501"/>
  </office:meta>
</office:document-meta>
</file>